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4187" officeooo:paragraph-rsid="00174187"/>
    </style:style>
    <style:style style:name="P2" style:family="paragraph" style:parent-style-name="Standard">
      <style:text-properties officeooo:rsid="00174187" officeooo:paragraph-rsid="00181bce"/>
    </style:style>
    <style:style style:name="P3" style:family="paragraph" style:parent-style-name="Standard">
      <style:text-properties officeooo:rsid="00181bce" officeooo:paragraph-rsid="00181bce"/>
    </style:style>
    <style:style style:name="P4" style:family="paragraph" style:parent-style-name="Standard">
      <style:text-properties officeooo:rsid="0018d32f" officeooo:paragraph-rsid="0018d32f"/>
    </style:style>
    <style:style style:name="P5" style:family="paragraph" style:parent-style-name="Standard">
      <style:text-properties officeooo:rsid="001a1740" officeooo:paragraph-rsid="001a1740"/>
    </style:style>
    <style:style style:name="P6" style:family="paragraph" style:parent-style-name="Standard">
      <style:text-properties officeooo:rsid="001b8d73" officeooo:paragraph-rsid="001b8d73"/>
    </style:style>
    <style:style style:name="T1" style:family="text">
      <style:text-properties fo:padding="0in" fo:border="none"/>
    </style:style>
    <style:style style:name="T2" style:family="text">
      <style:text-properties officeooo:rsid="00181bce" fo:padding="0in" fo:border="none"/>
    </style:style>
    <style:style style:name="T3" style:family="text">
      <style:text-properties officeooo:rsid="001a1740" fo:padding="0in" fo:border="none"/>
    </style:style>
    <style:style style:name="T4" style:family="text">
      <style:text-properties officeooo:rsid="001b8d73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 8 P8_wxy169 Weijia Ye</text:p>
      <text:p text:style-name="P1"/>
      <text:p text:style-name="P1">Dr. Newman</text:p>
      <text:p text:style-name="P1"/>
      <text:p text:style-name="P1">Start the simulation with the following commands:</text:p>
      <text:p text:style-name="P1"/>
      <text:p text:style-name="P3">open gazebo and load map</text:p>
      <text:p text:style-name="P1"><text:span text:style-name="T1">roslaunch gazebo_ros empty_world.launch </text:span></text:p>
      <text:p text:style-name="P1"><text:span text:style-name="T1">roslaunch exmpl_models add_glennan_2nd_flr.launch </text:span></text:p>
      <text:p text:style-name="P1"><text:span text:style-name="T1">roslaunch mobot_urdf mobot_w_lidar.launch </text:span></text:p>
      <text:p text:style-name="P1"><text:span text:style-name="T1"/></text:p>
      <text:p text:style-name="P1"><text:span text:style-name="T1">roscd exmpl_models/glennan_2nd_flr, then: </text:span></text:p>
      <text:p text:style-name="P1"><text:span text:style-name="T1">rosrun map_server map_server glennan_2nd_flr_model_map.yaml </text:span></text:p>
      <text:p text:style-name="P2"><text:span text:style-name="T1">rosrun amcl amcl </text:span></text:p>
      <text:p text:style-name="P2"><text:span text:style-name="T2">(particle filter, robot can know location)</text:span></text:p>
      <text:p text:style-name="P2"><text:span text:style-name="T1">rosrun mobot_drifty_odom mobot_drifty_odom </text:span></text:p>
      <text:p text:style-name="P1"><text:span text:style-name="T1">rosrun mobot_pub_des_state mobot_pub_des_state</text:span></text:p>
      <text:p text:style-name="P3"><text:span text:style-name="T1">rosrun lin_steering lin_steering_wrt_odom </text:span></text:p>
      <text:p text:style-name="P3"><text:span text:style-name="T1">rosrun mobot_pub_des_state pub_des_path_state_client</text:span></text:p>
      <text:p text:style-name="P3"/>
      <text:p text:style-name="P4"><text:span text:style-name="T1">As the coding shown in files mobot_drifty_odom, adding the different speed value for R_LEFT_WHEEL and R_RIGHT_WHEEL, therefore, when the robot move, it will rotat</text:span><text:span text:style-name="T3">e and </text:span></text:p>
      <text:p text:style-name="P5"><text:span text:style-name="T1">the path not follow the pub_des_state_path_client, because the drifty_odom not accurate. The </text:span></text:p>
      <text:p text:style-name="P5"><text:span text:style-name="T1">frame_id base_link represent map, base represent robot and the odom means the center of the</text:span></text:p>
      <text:p text:style-name="P5"><text:span text:style-name="T1">robot, therefore the real odom has some different with base, amcl use particle filter to make robot</text:span></text:p>
      <text:p text:style-name="P5"><text:span text:style-name="T1">can know the real location, and the file lin_steering_wrt_odom use the algorithm to reduce the </text:span></text:p>
      <text:p text:style-name="P5"><text:span text:style-name="T1">error, finally, the robot's path better.</text:span></text:p>
      <text:p text:style-name="P5"/>
      <text:p text:style-name="P5"><text:span text:style-name="T1">More clearly details has shown on vid</text:span><text:span text:style-name="T4">eo</text:span></text:p>
      <text:p text:style-name="P5"/>
      <text:p text:style-name="P6"><text:span text:style-name="T4">https://youtu.be/entSvXloy0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5:29:18.242836859</meta:creation-date>
    <dc:date>2017-04-15T16:55:19.746571878</dc:date>
    <meta:editing-duration>PT1M23S</meta:editing-duration>
    <meta:editing-cycles>1</meta:editing-cycles>
    <meta:document-statistic meta:table-count="0" meta:image-count="0" meta:object-count="0" meta:page-count="1" meta:paragraph-count="23" meta:word-count="154" meta:character-count="1240" meta:non-whitespace-character-count="1098"/>
    <meta:generator>LibreOffice/4.2.8.2$Linux_X86_64 LibreOffice_project/420m0$Build-2</meta:generator>
  </office:meta>
</office:document-meta>
</file>